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95635DA018127D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272in" svg:height="5.1409in" draw:z-index="0"><draw:image xlink:href="Pictures/1000020100000780000004B095635DA018127D4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09:45.274864302</meta:creation-date>
    <dc:date>2019-03-20T15:10:54.715996493</dc:date>
    <meta:editing-duration>PT1M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